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COMANDOS KALI LINUX</text:p>
      <text:p text:style-name="Standard"><text:span text:style-name="T1">PWD</text:span> -&gt; LISTA O DIRETÓRIO ONDE VOCÊ ESTÁ</text:p>
      <text:p text:style-name="Standard"/>
      <text:p text:style-name="Standard"><text:span text:style-name="T1">LS </text:span>-&gt; LISTA ARQUIVOS DE UM DIRETÓRIO</text:p>
      <text:p text:style-name="Standard"/>
      <text:p text:style-name="Standard"><text:span text:style-name="T1">LS -LA </text:span>-&gt; LISTA ARQUIVOS COM MAIS DETALHES</text:p>
      <text:p text:style-name="Standard"/>
      <text:p text:style-name="Standard"><text:span text:style-name="T1">ECHO</text:span> -&gt; PRINTA ALGO NA TELA</text:p>
      <text:p text:style-name="Standard"/>
      <text:p text:style-name="Standard"><text:span text:style-name="T1">TOUCH NOME-DO-ARQUIVO</text:span> -&gt; CRIA UM ARQUIVO NO DIRETÓRIO ATUAL</text:p>
      <text:p text:style-name="Standard"/>
      <text:p text:style-name="Standard"><text:span text:style-name="T1">ECHO JAN &gt; ARQUIVO</text:span> -&gt; EDITA O ARQUIVO INSERINDO "JAN"</text:p>
      <text:p text:style-name="Standard"/>
      <text:p text:style-name="Standard"><text:span text:style-name="T1">ECHO FEV &gt;&gt; ARQUIVO</text:span> -&gt; EDITA O ARQUIVO INSERINDO "FEV" ABAIXO DE "JAN"</text:p>
      <text:p text:style-name="Standard"/>
      <text:p text:style-name="Standard"><text:span text:style-name="T1">MKDIR NOME-DA-PASTA</text:span> -&gt; CRIA UM DIRETÓRIO</text:p>
      <text:p text:style-name="Standard"/>
      <text:p text:style-name="Standard"><text:span text:style-name="T1">RM -RF NOME-DA-PASTA</text:span> -&gt; REMOVE UM DIRETÓRIO FORÇANDO RECURSIVAMENTE</text:p>
      <text:p text:style-name="Standard"/>
      <text:p text:style-name="Standard"><text:span text:style-name="T1">CAT NOME-DO-ARQUIVO</text:span> -&gt; VISUALIZA O CONTEÚDO DE UM ARQUIVO</text:p>
      <text:p text:style-name="Standard"/>
      <text:p text:style-name="Standard"><text:span text:style-name="T1">TAC NOME-DO-ARQUIVO</text:span> -&gt; VISUALIZA O ARQUIVO EM MODO ASCENDENTE</text:p>
      <text:p text:style-name="Standard"/>
      <text:p text:style-name="Standard"><text:span text:style-name="T1">CP NOME-DO-ARQUIVO DIRETÓRIO</text:span> -&gt; COPIA UM ARQUIVO PARA O DIRETÓRIO INFORMADO</text:p>
      <text:p text:style-name="Standard"/>
      <text:p text:style-name="Standard"><text:span text:style-name="T1">HEAD NOME-DO-ARQUIVO</text:span> -&gt; VISUALIZA NORMALMENTE O ARQUIVO</text:p>
      <text:p text:style-name="Standard"/>
      <text:p text:style-name="Standard"><text:span text:style-name="T1">HEAD -N1 NOME-DO-ARQUIVO</text:span> -&gt; VISUALIZA SOMENTE A PRIMEIRA LINHA DE UM CONTEÚDO DE UM ARQUIVO</text:p>
      <text:p text:style-name="Standard"/>
      <text:p text:style-name="Standard"><text:span text:style-name="T1">HEAD -N3 NOME-DO-ARQUIVO</text:span> -&gt; VISUALIZA SOMENTE AS TRÊS PRIMEIRAS LINHAS DE UM ARQUIVO</text:p>
      <text:p text:style-name="Standard"/>
      <text:p text:style-name="Standard"><text:span text:style-name="T1">TAIL NOME-DO-ARQUIVO</text:span> -&gt; VISUALIZA O CONTEÚDO DE UM ARQUIVO</text:p>
      <text:p text:style-name="Standard"/>
      <text:p text:style-name="Standard"><text:span text:style-name="T1">TAIL -N2 NOME-DP-ARQUIVO</text:span> -&gt; VISUALIZA SOMENTE AS ÚLTIMAS DUAS LINHAS DO CONTEÚDO DE UM ARQUIVO</text:p>
      <text:p text:style-name="Standard"/>
      <text:p text:style-name="Standard"><text:span text:style-name="T1">TAIL -F NOME-DO-ARQUIVO</text:span> -&gt; VISUALIZA O CONTEÚDO DE UM AQUIVO EM TEMPO RE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bas Bento</meta:initial-creator>
    <meta:creation-date>2020-12-14T07:51:45</meta:creation-date>
    <meta:document-statistic meta:table-count="0" meta:image-count="0" meta:object-count="0" meta:page-count="1" meta:paragraph-count="19" meta:word-count="180" meta:character-count="1103"/>
    <dc:date>2020-12-14T08:04:56</dc:date>
    <dc:creator>Jarbas Bento</dc:creator>
    <meta:editing-duration>PT13M11S</meta:editing-duration>
    <meta:editing-cycles>1</meta:editing-cycles>
    <meta:generator>OpenOffice/4.1.8$Unix OpenOffice.org_project/418m3$Build-9803</meta:generator>
  </office:meta>
</office:document-meta>
</file>